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02.65mm"/>
    </style:style>
    <style:style style:name="co4" style:family="table-column">
      <style:table-column-properties fo:break-before="auto" style:column-width="42.69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Arial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/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Arial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tarting Articles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column table:style-name="co2" table:number-columns-repeated="1020" table:default-cell-style-name="ce2"/>
        <table:table-row table:style-name="ro1">
          <table:table-cell table:style-name="ce1"/>
          <table:table-cell table:style-name="ce1" office:value-type="string" calcext:value-type="string">
            <text:p>Selecte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ID</text:p>
          </table:table-cell>
          <table:table-cell table:style-name="ce1"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eural networks for selective vehicle routing heuristics</text:p>
          </table:table-cell>
          <table:table-cell office:value-type="string" calcext:value-type="string">
            <text:p>nygard1990neur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lection of vehicle routing heuristic using neural networks</text:p>
          </table:table-cell>
          <table:table-cell office:value-type="string" calcext:value-type="string">
            <text:p>tuzun1997selec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Optimisation enhancement using self‐organising fuzzy control</text:p>
          </table:table-cell>
          <table:table-cell office:value-type="string" calcext:value-type="string">
            <text:p>tighe2005optimisa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 feature-based comparison of local search and the christofides algorithm for the travelling salesperson problem</text:p>
          </table:table-cell>
          <table:table-cell office:value-type="string" calcext:value-type="string">
            <text:p>nallaperuma2013featu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lgorithm runtime prediction: Methods &amp; evaluation</text:p>
          </table:table-cell>
          <table:table-cell office:value-type="string" calcext:value-type="string">
            <text:p>hutter2014algorith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pplication of machine learning to algorithm selection for TSP</text:p>
          </table:table-cell>
          <table:table-cell office:value-type="string" calcext:value-type="string">
            <text:p>pihera2014applica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lection of algorithms to solve traveling salesman problems using meta-learning</text:p>
          </table:table-cell>
          <table:table-cell office:value-type="string" calcext:value-type="string">
            <text:p>kanda2011selec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ta-learning to select the best meta-heuristic for the traveling salesman problem: A comparison of meta-features</text:p>
          </table:table-cell>
          <table:table-cell office:value-type="string" calcext:value-type="string">
            <text:p>kanda2016me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covering the suitability of optimisation algorithms by learning from evolved instances</text:p>
          </table:table-cell>
          <table:table-cell office:value-type="string" calcext:value-type="string">
            <text:p>smith2011discoverin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 novel feature-based approach to characterize algorithm performance for the traveling salesperson problem</text:p>
          </table:table-cell>
          <table:table-cell office:value-type="string" calcext:value-type="string">
            <text:p>mersmann2013nove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Feature extractors for describing vehicle routing problem instances</text:p>
          </table:table-cell>
          <table:table-cell office:value-type="string" calcext:value-type="string">
            <text:p>rasku2016featur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Feature and algorithm selection for capacitated vehicle routing problems</text:p>
          </table:table-cell>
          <table:table-cell office:value-type="string" calcext:value-type="string">
            <text:p>rasku2019featu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On automatic algorithm configuration of vehicle routing problem solvers</text:p>
          </table:table-cell>
          <table:table-cell office:value-type="string" calcext:value-type="string">
            <text:p>rasku2019automati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redicting genetic algorithm performance on the vehicle routing problem using information theoretic landscape measures</text:p>
          </table:table-cell>
          <table:table-cell office:value-type="string" calcext:value-type="string">
            <text:p>ventresca2013predictin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ssessment of feature saliency of MLP using analytic sensitivity</text:p>
          </table:table-cell>
          <table:table-cell office:value-type="string" calcext:value-type="string">
            <text:p>karkkainen2015assessmen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pplication of a knowledge discovery process to study instances of capacitated vehicle routing problems</text:p>
          </table:table-cell>
          <table:table-cell office:value-type="string" calcext:value-type="string">
            <text:p>karkkainen2020applica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ntegration of AI and OR techniques for computer-aided algorithmic design in the vehicle routing domain</text:p>
          </table:table-cell>
          <table:table-cell office:value-type="string" calcext:value-type="string">
            <text:p>potvin1992integration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3">00/00/0000</text:date>, <text:time style:data-style-name="N2" text:time-value="16:27:44.10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23T16:20:29.982000000</meta:creation-date>
    <meta:generator>LibreOffice/6.2.5.2$Windows_X86_64 LibreOffice_project/1ec314fa52f458adc18c4f025c545a4e8b22c159</meta:generator>
    <dc:date>2024-04-23T16:54:58.193000000</dc:date>
    <meta:editing-duration>PT13M52S</meta:editing-duration>
    <meta:editing-cycles>5</meta:editing-cycles>
    <meta:document-statistic meta:table-count="1" meta:cell-count="39" meta:object-count="0"/>
  </office:meta>
</office:document-meta>
</file>